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99in" style:rel-column-width="5957*"/>
    </style:style>
    <style:style style:name="Table1.D" style:family="table-column">
      <style:table-column-properties style:column-width="0.6299in" style:rel-column-width="595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K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K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ing_20_2">
      <style:text-properties officeooo:paragraph-rsid="001f7d61"/>
    </style:style>
    <style:style style:name="P2" style:family="paragraph" style:parent-style-name="Text_20_body">
      <style:text-properties officeooo:paragraph-rsid="001f7d61"/>
    </style:style>
    <style:style style:name="P3" style:family="paragraph">
      <loext:graphic-properties draw:fill-color="#99ff66" draw:opacity="50%"/>
      <style:paragraph-properties fo:text-align="center"/>
      <style:text-properties fo:font-size="12pt"/>
    </style:style>
    <style:style style:name="P4" style:family="paragraph">
      <loext:graphic-properties draw:fill-color="#ff6600" draw:opacity="50%"/>
      <style:paragraph-properties fo:text-align="center"/>
      <style:text-properties fo:font-size="12pt"/>
    </style:style>
    <style:style style:name="P5" style:family="paragraph">
      <loext:graphic-properties draw:fill="solid" draw:fill-color="#ff6600" draw:opacity="50%"/>
      <style:paragraph-properties fo:text-align="center"/>
      <style:text-properties fo:font-size="12pt"/>
    </style:style>
    <style:style style:name="P6" style:family="paragraph">
      <loext:graphic-properties draw:fill-color="#99ff66"/>
      <style:paragraph-properties fo:text-align="center"/>
      <style:text-properties fo:font-size="12pt"/>
    </style:style>
    <style:style style:name="P7" style:family="paragraph">
      <loext:graphic-properties draw:fill-color="#801900"/>
      <style:paragraph-properties fo:text-align="center"/>
      <style:text-properties fo:font-size="12pt"/>
    </style:style>
    <style:style style:name="P8" style:family="paragraph">
      <loext:graphic-properties draw:fill-color="#ff6600"/>
      <style:paragraph-properties fo:text-align="center"/>
      <style:text-properties fo:font-size="12pt"/>
    </style:style>
    <style:style style:name="T1" style:family="text">
      <style:text-properties officeooo:rsid="0016aab4"/>
    </style:style>
    <style:style style:name="T2" style:family="text">
      <style:text-properties officeooo:rsid="001765e8"/>
    </style:style>
    <style:style style:name="gr1" style:family="graphic">
      <style:graphic-properties draw:fill-color="#99ff66" draw:opacity="50%" draw:textarea-horizontal-align="justify" draw:textarea-vertical-align="middle" draw:auto-grow-height="false" fo:min-height="0.1335in" fo:min-width="0.1335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6600" draw:opacity="50%" draw:textarea-horizontal-align="justify" draw:textarea-vertical-align="middle" draw:auto-grow-height="false" fo:min-height="0.1335in" fo:min-width="0.1335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fill-color="#ff6600" draw:opacity="50%" draw:textarea-horizontal-align="justify" draw:textarea-vertical-align="middle" draw:auto-grow-height="false" fo:min-height="0.1339in" fo:min-width="0.1339in" draw:shadow-opacity="5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99ff66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8019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66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 text:is-list-header="true"><draw:custom-shape text:anchor-type="paragraph" draw:z-index="14" draw:name="Shape 50" draw:style-name="gr3" draw:text-style-name="P5" svg:width="0.1343in" svg:height="0.1343in" svg:x="6.5283in" svg:y="0.4071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4" draw:style-name="gr5" draw:text-style-name="P7" svg:width="0.1335in" svg:height="0.1335in" svg:x="4.0457in" svg:y="0.4272in"><text:p/><draw:enhanced-geometry svg:viewBox="0 0 21600 21600" draw:type="rectangle" draw:enhanced-path="M 0 0 L 21600 0 21600 21600 0 21600 0 0 Z N"/></draw:custom-shape><draw:custom-shape text:anchor-type="paragraph" draw:z-index="4" draw:name="Shape 71" draw:style-name="gr4" draw:text-style-name="P6" svg:width="0.1335in" svg:height="0.1335in" svg:x="0.8862in" svg:y="0.4335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3" draw:name="Shape 70" draw:style-name="gr6" draw:text-style-name="P8" svg:width="0.1335in" svg:height="0.1335in" svg:x="0.2299in" svg:y="0.172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7" draw:name="Shape 43" draw:style-name="gr4" draw:text-style-name="P6" svg:width="0.1335in" svg:height="0.1335in" svg:x="0.2382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" draw:name="Shape 69" draw:style-name="gr5" draw:text-style-name="P7" svg:width="0.1335in" svg:height="0.1335in" svg:x="0.2339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47" draw:style-name="gr6" draw:text-style-name="P8" svg:width="0.1335in" svg:height="0.1335in" svg:x="0.2354in" svg:y="0.18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6" draw:name="Shape 52" draw:style-name="gr1" draw:text-style-name="P3" svg:width="0.1335in" svg:height="0.1335in" svg:x="0.2244in" svg:y="0.1752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6" draw:text-style-name="P8" svg:width="0.1335in" svg:height="0.1335in" svg:x="0.2161in" svg:y="0.161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4" draw:text-style-name="P6" svg:width="0.1335in" svg:height="0.1335in" svg:x="0.2437in" svg:y="0.180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48" draw:style-name="gr5" draw:text-style-name="P7" svg:width="0.1335in" svg:height="0.1335in" svg:x="0.2374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5" draw:name="Shape 72" draw:style-name="gr5" draw:text-style-name="P7" svg:width="0.1335in" svg:height="0.1335in" svg:x="0.2457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0" draw:name="Shape 46" draw:style-name="gr6" draw:text-style-name="P8" svg:width="0.1335in" svg:height="0.1335in" svg:x="0.2417in" svg:y="0.1772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3" draw:name="Shape 49" draw:style-name="gr4" draw:text-style-name="P6" svg:width="0.1335in" svg:height="0.1335in" svg:x="0.2508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4" draw:text-style-name="P6" svg:width="0.1335in" svg:height="0.1335in" svg:x="0.2508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5" draw:style-name="gr5" draw:text-style-name="P7" svg:width="0.1335in" svg:height="0.1335in" svg:x="0.2516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><draw:custom-shape text:anchor-type="paragraph" draw:z-index="15" draw:name="Shape 51" draw:style-name="gr2" draw:text-style-name="P4" svg:width="0.1335in" svg:height="0.1335in" svg:x="0.2374in" svg:y="0.1626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6-15T13:41:58.449770152</dc:date>
    <meta:editing-duration>PT1H5M55S</meta:editing-duration>
    <meta:editing-cycles>6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